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Text_20_body">
      <style:text-properties fo:font-size="10pt" officeooo:paragraph-rsid="004a38d7" style:font-size-asian="10pt" style:font-size-complex="10pt"/>
    </style:style>
    <style:style style:name="P7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1" fo:font-size="10pt" style:font-size-asian="10pt" style:font-size-complex="10pt"/>
    </style:style>
    <style:style style:name="P8" style:family="paragraph" style:parent-style-name="Text_20_body"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9bf5"/>
    </style:style>
    <style:style style:name="T4" style:family="text">
      <style:text-properties officeooo:rsid="00464b91"/>
    </style:style>
    <style:style style:name="T5" style:family="text">
      <style:text-properties style:font-name="Calibri1" fo:font-weight="bold" style:font-weight-asian="bold" style:font-weight-complex="bold"/>
    </style:style>
    <style:style style:name="T6" style:family="text">
      <style:text-properties officeooo:rsid="004a38d7"/>
    </style:style>
    <style:style style:name="T7" style:family="text">
      <style:text-properties officeooo:rsid="004cde85"/>
    </style:style>
    <style:style style:name="T8" style:family="text">
      <style:text-properties officeooo:rsid="004e6e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letterdat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employmenttype"/>
        <text:variable-decl office:value-type="string" text:name="joiningdate"/>
        <text:variable-decl office:value-type="string" text:name="separationdate"/>
        <text:variable-decl office:value-type="string" text:name="hisher"/>
        <text:variable-decl office:value-type="string" text:name="signatory"/>
        <text:variable-decl office:value-type="string" text:name="himher"/>
        <text:variable-decl office:value-type="string" text:name="duration"/>
        <text:variable-decl office:value-type="string" text:name="fromdate"/>
        <text:variable-decl office:value-type="string" text:name="todate"/>
        <text:variable-decl office:value-type="string" text:name="heshe"/>
        <text:variable-decl office:value-type="string" text:name="workare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199e2b3a-7fff-1399-28f1-465b70f8d33a"/><text:span text:style-name="T2">Date</text:span>: <text:variable-set text:name="letterdate" office:value-type="string">letterdate</text:variable-set></text:p>
      <text:p text:style-name="P3"><text:span text:style-name="T2">Reference</text:span>: SECL/OP/HR/<text:span text:style-name="T6">I</text:span><text:span text:style-name="T4">C</text:span>/<text:variable-set text:name="seq" office:value-type="string">seq</text:variable-set></text:p>
      <text:p text:style-name="P3"/>
      <text:p text:style-name="Appendix">TO WHOM IT MAY CONCERN</text:p>
      <text:p text:style-name="P4"/>
      <text:p text:style-name="P6">This is to certify that, <text:span text:style-name="T5"><text:variable-set text:name="salutation" office:value-type="string">salutation</text:variable-set></text:span><text:s/><text:span text:style-name="T5"><text:variable-set text:name="name" office:value-type="string">name</text:variable-set></text:span>, has completed <text:variable-set text:name="hisher" office:value-type="string">hisher</text:variable-set><text:s/><text:variable-set text:name="duration" office:value-type="string">duration</text:variable-set><text:s/><text:span text:style-name="T6">long </text:span>internship training program. The internship program commenced from <text:variable-set text:name="fromdate" office:value-type="string">fromdate</text:variable-set><text:s/><text:span text:style-name="T6">and ended on </text:span><text:span text:style-name="T6"><text:variable-set text:name="todate" office:value-type="string">todate</text:variable-set></text:span><text:s/>under the <text:variable-set text:name="unit" office:value-type="string">unit</text:variable-set><text:s/>Unit of Spectrum Engineering Consortium Limited.</text:p>
      <text:p text:style-name="P6"/>
      <text:p text:style-name="P6">During <text:variable-set text:name="hisher" office:value-type="string">hisher</text:variable-set><text:s/><text:span text:style-name="T6">attachment</text:span> with <text:span text:style-name="T6">us in our organization</text:span>, <text:variable-set text:name="heshe" office:value-type="string">heshe</text:variable-set><text:s/>worked <text:span text:style-name="T6">on</text:span> <text:variable-set text:name="workarea" office:value-type="string">workarea</text:variable-set>. <text:span text:style-name="T6">With an</text:span> excellent written and verbal communication skill, <text:variable-set text:name="heshe" office:value-type="string">heshe</text:variable-set><text:s/>is <text:span text:style-name="T6">well</text:span> organized, can work independently and under pressure and is able to follow <text:span text:style-name="T6">instructions and guidelines properly</text:span> to ensure that the <text:span text:style-name="T6">assigned </text:span>job gets done. <text:span text:style-name="T6">During </text:span><text:span text:style-name="T6"><text:variable-set text:name="hisher" office:value-type="string">hisher</text:variable-set></text:span><text:span text:style-name="T6"><text:s/>stay here, </text:span><text:s/><text:variable-set text:name="heshe" office:value-type="string">heshe</text:variable-set><text:s/>has <text:span text:style-name="T7">been able to </text:span>establish an outstanding rapport <text:span text:style-name="T8">and work relationship </text:span>with <text:span text:style-name="T6">fellow teammates</text:span>.</text:p>
      <text:p text:style-name="P6"/>
      <text:p text:style-name="P6"/>
      <text:p text:style-name="P6">We found <text:variable-set text:name="himher" office:value-type="string">himher</text:variable-set><text:s/>sincere, hardworking, quick learner and result oriented. </text:p>
      <text:p text:style-name="P6"/>
      <text:p text:style-name="P6"/>
      <text:p text:style-name="P6">Spectrum Engineering Consortium Limited wishes him all the best for <text:variable-set text:name="hisher" office:value-type="string">hisher</text:variable-set><text:s/>future endeavors. </text:p>
      <text:p text:style-name="P6"/>
      <text:p text:style-name="P6"/>
      <text:p text:style-name="P4"/>
      <text:p text:style-name="P4"/>
      <text:p text:style-name="P4">-----------------------------------------------------</text:p>
      <text:p text:style-name="P5"><text:variable-set text:name="signatory" office:value-type="string">signatory</text:variable-set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01-11T14:33:34.507000000</dc:date>
    <meta:editing-duration>PT5H19M57S</meta:editing-duration>
    <meta:editing-cycles>40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11" meta:word-count="140" meta:character-count="1007" meta:non-whitespace-character-count="873"/>
  </office:meta>
</office:document-meta>
</file>